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2d0ce5"/>
    </style:style>
    <style:style style:name="P59" style:family="paragraph" style:parent-style-name="Standard">
      <style:paragraph-properties fo:text-align="justify" style:justify-single-word="false" style:writing-mode="lr-tb"/>
      <style:text-properties officeooo:paragraph-rsid="0130bb3b"/>
    </style:style>
    <style:style style:name="P60"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61" style:family="paragraph" style:parent-style-name="Heading_20_1">
      <style:paragraph-properties fo:text-align="center" style:justify-single-word="false"/>
      <style:text-properties officeooo:paragraph-rsid="0017088b"/>
    </style:style>
    <style:style style:name="P62" style:family="paragraph" style:parent-style-name="Heading_20_1" style:master-page-name="Content">
      <style:paragraph-properties fo:text-align="center" style:justify-single-word="false" style:page-number="auto"/>
      <style:text-properties officeooo:paragraph-rsid="0017088b"/>
    </style:style>
    <style:style style:name="P63" style:family="paragraph" style:parent-style-name="Heading_20_1">
      <style:paragraph-properties fo:text-align="center" style:justify-single-word="false"/>
      <style:text-properties officeooo:paragraph-rsid="00182ee3"/>
    </style:style>
    <style:style style:name="P64" style:family="paragraph" style:parent-style-name="Heading_20_1">
      <style:paragraph-properties fo:text-align="center" style:justify-single-word="false" fo:break-before="page"/>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justify" style:justify-single-word="false"/>
    </style:style>
    <style:style style:name="P67" style:family="paragraph" style:parent-style-name="Heading_20_2">
      <style:paragraph-properties fo:text-align="center" style:justify-single-word="false"/>
    </style:style>
    <style:style style:name="P68" style:family="paragraph" style:parent-style-name="Heading_20_2">
      <style:paragraph-properties fo:text-align="center" style:justify-single-word="false"/>
      <style:text-properties officeooo:paragraph-rsid="0017088b"/>
    </style:style>
    <style:style style:name="P69" style:family="paragraph" style:parent-style-name="Heading_20_2">
      <style:paragraph-properties fo:text-align="center" style:justify-single-word="false"/>
      <style:text-properties fo:font-size="16pt" officeooo:rsid="005c5c80" style:font-size-asian="16pt" style:font-size-complex="16pt"/>
    </style:style>
    <style:style style:name="P70" style:family="paragraph" style:parent-style-name="Heading_20_3">
      <style:paragraph-properties fo:text-align="center" style:justify-single-word="false"/>
      <style:text-properties fo:color="#ff0000" loext:opacity="100%"/>
    </style:style>
    <style:style style:name="P71" style:family="paragraph" style:parent-style-name="Heading_20_3">
      <style:paragraph-properties fo:text-align="justify" style:justify-single-word="false"/>
    </style:style>
    <style:style style:name="P72" style:family="paragraph" style:parent-style-name="Heading_20_3">
      <style:paragraph-properties fo:text-align="justify" style:justify-single-word="false"/>
      <style:text-properties officeooo:paragraph-rsid="002bf890"/>
    </style:style>
    <style:style style:name="P73" style:family="paragraph" style:parent-style-name="Heading_20_3">
      <style:paragraph-properties fo:text-align="center" style:justify-single-word="false"/>
    </style:style>
    <style:style style:name="P74" style:family="paragraph" style:parent-style-name="Heading_20_3">
      <style:paragraph-properties fo:text-align="center" style:justify-single-word="false"/>
      <style:text-properties officeooo:paragraph-rsid="005c5c80"/>
    </style:style>
    <style:style style:name="P75" style:family="paragraph" style:parent-style-name="Heading_20_4">
      <style:paragraph-properties fo:text-align="center" style:justify-single-word="false"/>
    </style:style>
    <style:style style:name="P76" style:family="paragraph" style:parent-style-name="Heading_20_4">
      <style:text-properties officeooo:paragraph-rsid="00cfb582"/>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8a2d4a"/>
    </style:style>
    <style:style style:name="T59" style:family="text">
      <style:text-properties officeooo:rsid="0094a94a"/>
    </style:style>
    <style:style style:name="T60" style:family="text">
      <style:text-properties officeooo:rsid="0094f686"/>
    </style:style>
    <style:style style:name="T61" style:family="text">
      <style:text-properties officeooo:rsid="0095e2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ab5740" style:font-weight-asian="normal" style:font-weight-complex="normal"/>
    </style:style>
    <style:style style:name="T66" style:family="text">
      <style:text-properties officeooo:rsid="00ade419"/>
    </style:style>
    <style:style style:name="T67" style:family="text">
      <style:text-properties officeooo:rsid="00b16c1b"/>
    </style:style>
    <style:style style:name="T68" style:family="text">
      <style:text-properties officeooo:rsid="00c9b7b7"/>
    </style:style>
    <style:style style:name="T69" style:family="text">
      <style:text-properties officeooo:rsid="00cfb582"/>
    </style:style>
    <style:style style:name="T70" style:family="text">
      <style:text-properties officeooo:rsid="00d08efb"/>
    </style:style>
    <style:style style:name="T71" style:family="text">
      <style:text-properties officeooo:rsid="00d128ae"/>
    </style:style>
    <style:style style:name="T72" style:family="text">
      <style:text-properties officeooo:rsid="00d5a2f9"/>
    </style:style>
    <style:style style:name="T73" style:family="text">
      <style:text-properties officeooo:rsid="00db41d4"/>
    </style:style>
    <style:style style:name="T74" style:family="text">
      <style:text-properties officeooo:rsid="00e8795b"/>
    </style:style>
    <style:style style:name="T75" style:family="text">
      <style:text-properties officeooo:rsid="00ea9142"/>
    </style:style>
    <style:style style:name="T76" style:family="text">
      <style:text-properties officeooo:rsid="00ebd3e2"/>
    </style:style>
    <style:style style:name="T77" style:family="text">
      <style:text-properties officeooo:rsid="00ed01d3"/>
    </style:style>
    <style:style style:name="T78" style:family="text">
      <style:text-properties officeooo:rsid="00f1e5fd"/>
    </style:style>
    <style:style style:name="T79" style:family="text">
      <style:text-properties officeooo:rsid="0102999c"/>
    </style:style>
    <style:style style:name="T80" style:family="text">
      <style:text-properties officeooo:rsid="0105f975"/>
    </style:style>
    <style:style style:name="T81" style:family="text">
      <style:text-properties officeooo:rsid="0107d071"/>
    </style:style>
    <style:style style:name="T82" style:family="text">
      <style:text-properties officeooo:rsid="010fde23"/>
    </style:style>
    <style:style style:name="T83" style:family="text">
      <style:text-properties officeooo:rsid="0126f95a"/>
    </style:style>
    <style:style style:name="T84" style:family="text">
      <style:text-properties officeooo:rsid="0128149a"/>
    </style:style>
    <style:style style:name="T85" style:family="text">
      <style:text-properties officeooo:rsid="012afb97"/>
    </style:style>
    <style:style style:name="T86" style:family="text">
      <style:text-properties officeooo:rsid="012bca88"/>
    </style:style>
    <style:style style:name="T87" style:family="text">
      <style:text-properties officeooo:rsid="012d0ce5"/>
    </style:style>
    <style:style style:name="T88" style:family="text">
      <style:text-properties officeooo:rsid="01304662"/>
    </style:style>
    <style:style style:name="T89" style:family="text">
      <style:text-properties officeooo:rsid="0130bb3b"/>
    </style:style>
    <style:style style:name="T90" style:family="text">
      <style:text-properties officeooo:rsid="0131b95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秘鲁共产党文集第1卷：1968-1987</text:h>
      <text:h text:style-name="P63" text:outline-level="1">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67"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62"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68"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68"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68"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68"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68"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68"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68"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68"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68"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68"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68"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64" text:outline-level="1"><text:a xlink:type="simple" xlink:href="#2.目录|outline" text:style-name="Internet_20_link" text:visited-style-name="Visited_20_Internet_20_Link"><text:span text:style-name="T28">1970年 - 拉丁美洲：人民战争的伟大胜利和辉煌前景</text:span></text:a></text:h>
      <text:p text:style-name="P60">　　<text:span text:style-name="T1">Bandera Roja 第42号，1970年5月</text:span></text:p>
      <text:p text:style-name="P3"/>
      <text:h text:style-name="P70" text:outline-level="3">☆毛主席语录☆</text:h>
      <text:h text:style-name="P71"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72"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67"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67"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美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71" text:outline-level="3">　　<text:span text:style-name="T19">人民战争胜利万岁！</text:span></text:h>
      <text:p text:style-name="P3"/>
      <text:h text:style-name="P71" text:outline-level="3">　　<text:span text:style-name="T19">马列主义、毛泽东思想万岁！</text:span></text:h>
      <text:p text:style-name="P3"/>
      <text:h text:style-name="P71" text:outline-level="3">　　<text:span text:style-name="T19">打倒小资产阶级军国主义！</text:span></text:h>
      <text:p text:style-name="P3">——————————</text:p>
      <text:p text:style-name="P3"/>
      <text:p text:style-name="P3">——————————</text:p>
      <text:p text:style-name="P3"/>
      <text:p text:style-name="P3"/>
      <text:h text:style-name="P66" text:outline-level="1"><text:soft-page-break/>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69" text:outline-level="2">目录</text:h>
      <text:h text:style-name="P73" text:outline-level="3">一、妇女问题与马克思主义</text:h>
      <text:h text:style-name="P75" text:outline-level="4">1.女性“自然缺陷”论</text:h>
      <text:h text:style-name="P75" text:outline-level="4">2.资本主义的发展与妇女运动</text:h>
      <text:h text:style-name="P75" text:outline-level="4">3.马克思主义与妇女解放</text:h>
      <text:h text:style-name="P74" text:outline-level="3">二<text:span text:style-name="T43">、</text:span>马里亚特吉和妇女问题</text:h>
      <text:h text:style-name="P75" text:outline-level="4">1. 妇女状况</text:h>
      <text:h text:style-name="P75" text:outline-level="4">2.妇女斗争的历史背景</text:h>
      <text:h text:style-name="P75" text:outline-level="4">3.妇女运动</text:h>
      <text:h text:style-name="P75" text:outline-level="4">4.妇女解放</text:h>
      <text:h text:style-name="P73" text:outline-level="3">三<text:span text:style-name="T43">、</text:span>在马里亚特吉之后发展妇女运动</text:h>
      <text:h text:style-name="P75" text:outline-level="4">1.当前的马里亚特吉相关</text:h>
      <text:h text:style-name="P75" text:outline-level="4">2. 重上马里亚特吉之路</text:h>
      <text:h text:style-name="P67"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73" text:outline-level="3"><text:soft-page-break/><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6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73" text:outline-level="3"><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text:soft-page-break/>样的报纸来要求改善她们的状况。在革命进程的发展过程中，妇女赢得了对长子权的压制和对男性特权的废除，并获得了与男性平等的继承权和离婚权。<text:span text:style-name="T58">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1"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8">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73"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9">弗</text:span>·恩格斯的《家庭、私有制和国家的起源》，他指出父权取代母权是妇女屈服的开始，他写道：</text:p>
      <text:p text:style-name="P3"/>
      <text:p text:style-name="P31">　　<text:span text:style-name="T6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5">她</text:span><text:span text:style-name="T6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4">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text:soft-page-break/>　　发展这个唯物主义辩证法的出发点，恩格斯教导了如何在此基础上建立一夫一妻制的家庭，关于这一点，他说：<text:span text:style-name="T44">“一夫一妻制是不以自然条件为基础，</text:span><text:span text:style-name="T63">而以经济条件为基础，即以私有制对原始的自然长成的公有制的胜利为基础的第一个家庭形式。</text:span><text:span text:style-name="T44">”</text:span>并且：<text:span text:style-name="T44">“可见，</text:span><text:span text:style-name="T63">个体婚制</text:span><text:span text:style-name="T44">在历史上决不是作为男女之间的和好而出现的，更不是作为这种和好的最高形式而出现的。恰好相反。</text:span><text:span text:style-name="T63">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6">她</text:span>们的监护人的权力下，无论是父亲、丈夫、丈夫的继承人还是国家，<text:span text:style-name="T66">她</text:span>们的生活都在持续的监护下度过。她们得到了嫁妆，这样她们就有饭吃，不会挨饿，在某些情况下，她们还可以离婚；对于其他人来说，在专门当局的控制下，<text:span text:style-name="T67">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8">、</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1">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2">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3">在过去被</text:span>统治并<text:span text:style-name="T73">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4">441</text:span>页。《马克思恩格斯全集》第一版，<text:span text:style-name="T44">1956-1983</text:span>年。粗体字为原文斜体字。在西班牙文版转为网页版过程中，粗体字已丢失。西班牙语原文引自<text:span text:style-name="T76">《资本论》</text:span>第一卷，第 394-395 页。经济文化基金，1966。）</text:p>
      <text:p text:style-name="P3"/>
      <text:p text:style-name="P47">　　继续他精湛的分析，马克思自己向我们描述了资本主义是如何利用女性的美德和义务来谋取利益的：<text:span text:style-name="T7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4">441-</text:span><text:span text:style-name="T77">442</text:span>页。《马克思恩格斯全集》第一版，<text:span text:style-name="T44">1956-1983</text:span>年。此注释文本参考资料为<text:span text:style-name="T76">：《十小时工厂法案。艾释黎勋爵</text:span><text:span text:style-name="T77">3</text:span><text:span text:style-name="T76">月</text:span><text:span text:style-name="T77">15</text:span><text:span text:style-name="T76">日的演说》</text:span><text:span text:style-name="T77">1844</text:span><text:span text:style-name="T76">年伦敦版</text:span><text:span text:style-name="T77">，</text:span><text:span text:style-name="T76">第</text:span><text:span text:style-name="T77">20</text:span><text:span text:style-name="T76">页</text:span><text:span text:style-name="T77">。</text:span><text:span text:style-name="T76">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8">，下划线丢失</text:span>。）显然，资本主义以其自身的未来利益为未来的妇女解放奠定了基础，同时也创造了将在其发展过程中摧毁它的阶级：无产阶级。</text:p>
      <text:p text:style-name="P3"/>
      <text:p text:style-name="P50">　　另一方面，她们的经济参与和阶级斗争的发展又推动了<text:span text:style-name="T4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79">32卷，第571页</text:span>，18<text:span text:style-name="T79">6</text:span>8年。）对于列宁来说，妇女的参与对革命更为紧迫和重要：“从一切解放运动的经验中可以看到，革命的成败取决于妇女参加解放运动的程度。” （《在全俄女工第一次代表大会上的讲话》，《列宁全集》第<text:span text:style-name="T80">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2">1949-1976年的</text:span>）中国宣称的那样，遵循毛泽东的论点：“<text:span text:style-name="Emphasis"><text:span text:style-name="T54">真正的男女平等</text:span></text:span><text:span text:style-name="T54">，</text:span><text:span text:style-name="Emphasis"><text:span text:style-name="T54">只有在整个社会的社会主义改造过程中才能实现</text:span></text:span><text:span text:style-name="T54">。</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text:soft-page-break/>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4">“</text:span><text:span text:style-name="Emphasis"><text:span text:style-name="T57">真正的男女平等，只有在整个社会的社会主义改造过程中才能实现</text:span></text:span><text:span text:style-name="T57">。</text:span><text:span text:style-name="T44">”</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3">（《</text:span>论苏维埃共和国女工运动的任务<text:span text:style-name="T83">》，《列宁全集》第37卷</text:span><text:span text:style-name="T85">，第189页</text:span><text:span text:style-name="T83">，</text:span>1919年9月23日<text:span text:style-name="T84">。</text:span><text:span text:style-name="T83">）</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6">上，第190页。</text:span>）</text:p>
      <text:p text:style-name="P3"/>
      <text:p text:style-name="P58">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7">（《伟大的创举》，《列宁全集》第37卷，第21页，</text:span>1919年6月28日<text:span text:style-name="T87">。）</text:span></text:p>
      <text:p text:style-name="P3"/>
      <text:p text:style-name="P59">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8">上，第21页</text:span><text:span text:style-name="T90">，</text:span><text:span text:style-name="T89">原文中</text:span><text:span text:style-name="T90">有</text:span><text:span text:style-name="T89">斜体下划线</text:span><text:span text:style-name="T90">。</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2">　　马克思主义将争取妇女解放的斗争视为一场持久但胜利的斗争：“这是一场持久的斗争，需要社会技术和习俗的根本变革。但这场斗争将随着共产主义的全面胜利而结束。” （列宁，在国际劳动妇女节之际。）</text:p>
      <text:p text:style-name="P3"/>
      <text:p text:style-name="P2">　　以上，从本质上表明，革命妇女运动与工人阶级为建设新社会而进行的斗争具有同一性；此外，这有助于理解列宁呼吁女工发展制度和手段的意义，这些制度和手段是革命赋予她们的：“我们说工人的解放必须是工人自己的工作，同样地女工的解放必须是女工自己的工作。” （任务 ....）</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使我们免于假装给他们新的任务编辑，在看到他们完整和完整的现实之后更是如此。另一方面，马克思主义者今天在妇女问题上企图歪曲立场，也需要传播经典本身的文字。</text:p>
      <text:p text:style-name="P3"/>
      <text:p text:style-name="P2"><text:soft-page-break/>　　最后，即使只是顺便提一下，马克思、恩格斯、列宁和毛泽东提出了妇女解放的论点，而不是妇女解放的论点，这一点从引用的引文中可以看出。在这一点上，可以说，历史上对女性状况的分析表明，她受制于监护，处于对男性的顺从状态，这使得女性成为一个存在，虽然与男性属于同一阶级她的丈夫或与她有关系的男人，发现自己相对于他处于低人一等的境地，法律祝福、神圣化和强加的低人一等。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导下妇女运动的发展。</text:p>
      <text:p text:style-name="P3"/>
      <text:h text:style-name="P67"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女人与政治》和《女权主义要求》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37">　　上个世纪，Clorinda Matto de Turner、Mercedes Cabello de Carbonera 和 Margarita Praxedes Muñoz 的行动和文学作品强调了女性在数百万农民、工人和其他女性的背景下的存在，她们虽然匿名，但却受到严厉的社会压迫封建根源。19世纪的秘鲁妇女接受教育的机会微乎其微，当她被允许接受中等教育时，所遵循的教育规范将为她制定一个精简的课程，相当于男性最后一年级加上一些中学课程这些将随之而来。放弃女性教育的事实清楚地表明，虽然有私立机构倾向于或准备学生进入大学，但直到1928年，利马国立女子学校才在利马开办；到那时，首都还没有这样的学校。值得一提的是，上世纪末，一些女教育家对女性教育感到担忧，提出革新：要求克服“为婚育女”的错误观念。生活”，她们的教育不能掌握在修女手中，她们已经放弃了世界，无法培养好女人，我们需要结束错误观念，即外出工作的单身或已婚妇女堕落社交上;与此同时，他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text:soft-page-break/>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捍卫秘鲁妇女权利的行动”；在这场伟大的斗争中，妇女在25日的会议上面对警察，在克服警察的血腥镇压后，她们宣布了以下结论：</text:p>
      <text:p text:style-name="P3"/>
      <text:p text:style-name="P37">　　“利马、周边城镇和农民的妇女于1919年5月25日星期日在海王星公园举行了大型公开会议，考虑到：</text:p>
      <text:p text:style-name="P37">　　“再也不能容忍生活用品和住宅租金的高昂成本以及所有生活必需品使人们陷入苦难境地；秘鲁妇女以及所有文明国家的妇女都了解她们的生活参与解决影响他们的经济和社会问题的任务；</text:p>
      <text:p text:style-name="P37">　　已经同意：</text:p>
      <text:p text:style-name="P37">　　1. 将5月4日在 Alameda de los Descalzos 举行的人民会议的结论作为自己的结论。</text:p>
      <text:p text:style-name="P37">　　2. 如果不接受这些结论，则宣布所有行业的女性全面罢工，将日期留给降低生活成本的男性委员会自行决定”（Martinez de la Torre，马克思主义注释秘鲁社会历史的解读，第一卷，利马1947年。我们的重点。）</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提到的斗争中，除了妇女的政治化，或者更严格地说，作为正确观点的标志之外，必须强调的是，在这些斗争中，女性群众的行动与人民的利益密切相关，这是他们自己的，并且在直接团结和支持工人阶级的斗争，这是他们的阶级。</text:p>
      <text:p text:style-name="P3"/>
      <text:p text:style-name="P37">　　综上所述，秘鲁妇女在本世纪和上世纪末走过的道路以她们广泛参与生产和在北美帝国主义推动的官僚资本主义下以及她们接受教育的机会增加为标志，尤其是在大学。这些是该国第一个女权主义动力将孵化的基础，马里亚特吉描述的这种现象如下：女性的劳动。真正有女权主义倾向的女性是那些工作的女性，那些学习的女性。女权主义思想在从事脑力工作和体力工作的女性中盛行：教授、大学生、工人。它为它的发展找到了一个有利的环境在大学课堂上，每天都吸引着更多的秘鲁女性；在工人工会中，工厂女性以与男性相同的权利和义务参加和组织。除此之外，我们还有业余女权主义，一点点迂腐和有点世俗。对于这类女权主义者来说，女权主义只是一种文学练习，一种时尚运动。（女权主义要求；我们的重点。）</text:p>
      <text:p text:style-name="P3"/>
      <text:p text:style-name="P37">　　正是在这个基础上，马里亚特吉阐述了秘鲁无产阶级在妇女问题上的立场，从马克思主义者的角度为谁想发展在这个问题上确立了总路线。让我们看看这个位置的基本问题：</text:p>
      <text:p text:style-name="P3"/>
      <text:h text:style-name="P73" text:outline-level="3"><text:soft-page-break/><text:span text:style-name="T69">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角色工作对妇女的社会地位和对她们的看法的影响。以下段落很好地表达了这一点和其他观点：</text:p>
      <text:p text:style-name="P3"/>
      <text:p text:style-name="P37">　　“但是，如果资产阶级民主没有实现女权主义，那么它已经不由自主地为它的实现创造了条件和道德和物质前提。它通过更加深入和广泛地利用她们的工作，将妇女视为一种生产要素，一种经济因素，一天。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恶作剧的本性；女性状况正在发生变化，正是工作使女性的地位和观念发生了巨大飞跃。这是马里亚特吉主义者的出发点，同时它反对生物决定论将女性简化为简单的繁殖者，并反对玫瑰色的神话，这些神话背信弃主义地帮助维持对她们的压迫：“在现实中捍卫家庭的诗意是对女性奴役的捍卫。它远非使女性的角色高贵和尊严，而是削弱和削弱它。女人不仅仅是母亲和女性，就像男人不仅仅是男性一样。” （最后两段属于女权主义要求，我们的重点。）</text:p>
      <text:p text:style-name="P3"/>
      <text:p text:style-name="P37">　　马里亚特吉发展了女性状况的社会根源论点，阐述了拉丁女性和撒克逊女性之间的差异，确立了封建背景与气质之间的因果关系以及每个女性的差异：“拉丁女性生活得更谨慎，激情更少。她没有那种追求真理的冲动。尤其是西班牙女人非常谨慎和务实。沃尔多·弗兰克准确地为她下了令人钦佩的准确定主义：“西班牙女人——他写道——是爱情中的实用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Signs and Works，Waldo Frank 的 Rahab。）</text:p>
      <text:p text:style-name="P3"/>
      <text:p text:style-name="P37">　　谈到西班牙女人，自然而然地延伸到拉美妇女，也延伸到本国妇女，可见古今封建背景所产生的女性心理仍未克服。但除此之外，在分析帝国主义与美国被压迫国家之间的关系时，马里亚特吉强调了洋基统治给女性心理留下的疏远心态：“limeña [土生土长的利马 - Trans.] 资产阶级与洋基资本家亲近，甚至在乡村俱乐部、网球场和街头与他们的低级雇员在一起。洋基人可以在没有任何种族或宗教不便的情况下与克里奥尔人结婚，而且她更愿意与一个入侵的种族。在这方面，中产阶级女孩也不会感到任何顾忌。能够诱捕格雷斯公司或基金会雇用的美国佬的 huachafita 对提升自己的社会地位感到满意。（帝国主义观点。）</text:p>
      <text:p text:style-name="P3"/>
      <text:p text:style-name="P37">　　从而将我们社会的女性状况典型化为女性的农奴制，确立了作为其根源的半封建半殖民地背景，摒弃了所谓“女性自然缺陷”的所有解释。</text:p>
      <text:p text:style-name="P3"/>
      <text:p text:style-name="P3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参加了竞争在工厂、商店、企业等......因此我们在纺织厂、饼干厂、洗衣店、容器和纸板箱厂、肥皂等地方看到她，在那里她与男性工人从事相同的工<text:soft-page-break/>作，从操作机械，最卑微的工作，收入总是比男性低40% 到60%。在女性训练自己从事工业工作的同时，她们也渗透到办公室、商业住宅等活动中，总是与男人竞争，这对工业企业有很大的好处，工资明显减少，利润立即增加。在农业和采矿业，我们发现无产阶级妇女在坦率的竞争中男人，无论我们放眼望去，都会发现大量被剥削的妇女，她们在各种活动中提供服务……在我们的社会斗争过程中，无产阶级不得不提出捍卫自己的具体要求。迄今为止对这个问题表现出最大兴趣的纺织工会，尽管不完全如此，已经不止一次地罢工，目的是强迫遵守法律规定的规定，而资本家根本拒绝执行这些规定；我们有一些资本家（例如工人 Tizon y Bueno 先生的“朋友”）毫不犹豫地将女工怀孕这一事实视为“冒犯”，并因此“冒犯”她而被解雇以避免遵守法律规定。在饼干厂，对妇女的剥削是卑鄙的。”（秘鲁工人总联合会 [CGTP] 致该国工人阶级的宣言。妇女问题；在马里亚特吉的领导下编辑的文件。）</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审查土著农民妇女的状况，他说她们和她们的孩子一起有义务“为业主及其家人以及当局提供无偿服务”；他们悲惨的处境和社会地位有一个根源：大庄园和农奴制。</text:p>
      <text:p text:style-name="P3"/>
      <text:p text:style-name="P37">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伪造者的理想”，因为：“他们的利益与资本主义制度没有任何共同之处。她的生活，她的贫穷，她的工作，融合在一起她献给无产阶级群众。”他建议向他们讲话，因为“在他们的队伍中，先锋队将招募更多更好的元素。”</text:p>
      <text:p text:style-name="P3"/>
      <text:h text:style-name="P73" text:outline-level="3"><text:span text:style-name="T69">2</text:span>、妇女斗争的历史背景</text:h>
      <text:p text:style-name="P37">　　正如我们所看到的，对马里亚特吉来说，工业化将女性融入工作，并由此改变了她的处境和精神。他指出，与经典一样，双重情况暗示：“当妇女在资产阶级民主领域的解放道路上前进时，作为交换，这一事实为资本家提供了廉价劳动力，同时成为男性的有力竞争者工人。” （以上引用宣言。）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男人的暴政一直想要废除这种性别，这种在革命中从来没有用过的性别。”</text:p>
      <text:p text:style-name="P3"/>
      <text:p text:style-name="P37">　　并平衡法国大革命对妇女解放的贡献，他在《妇女与政治》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并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73" text:outline-level="3"><text:soft-page-break/>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text:soft-page-break/></text:p>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73" text:outline-level="3"><text:span text:style-name="T69">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37">　　“在社会主义制度取代个人主义制度的同时，女性的奢华和优雅也会衰落……人类将失去一些奢华的哺乳动物；但会获得更多的女性。未来女性的服装将不再那么张扬和优雅。昂贵；但这个新女性的条<text:soft-page-break/>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67" text:outline-level="2">三、在马里亚特吉之后发展妇女运动</text:h>
      <text:h text:style-name="P73"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主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text:soft-page-break/></text:p>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text:soft-page-break/>阶级革命政治的其他问题上。因此，今天比以往任何时候都更需要发展人民妇女运动，从接受其当前相关性开始，坚定不移地坚持马里亚特吉的思想。</text:p>
      <text:p text:style-name="P3"/>
      <text:h text:style-name="P73"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主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76" text:outline-level="4">　　1.坚持马里亚特吉思想；</text:h>
      <text:h text:style-name="P76"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text:soft-page-break/>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65" text:outline-level="1">1974<text:span text:style-name="T70">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text:soft-page-break/>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3">在洋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3"><text:soft-page-break/>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洋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text:soft-page-break/></text:p>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3">后一条道路是在秘鲁采取的道路。正如我们所见，在本世纪的第二个十年，洋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text:soft-page-break/>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text:soft-page-break/>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text:soft-page-break/></text:p>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主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text:soft-page-break/>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3">a) 秘鲁社会的阶级发展和斗争。现代工业从1895年在秘鲁发展起来，并在20年代的十年内完成，这十年标志着洋基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3">在剥削者阵营中，合法的民事当局，即为洋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text:soft-page-break/>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text:soft-page-break/>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3">但经济问题并没有就此结束。他还分析了欠发达国家的经济；他敏锐地分析了拉美国家，尤其是我国半封建半殖民地的状况。他展示了落后国家的工业化是如何与帝国主义列强联系在一起并作为其发展的，例如秘鲁洋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洋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text:soft-page-break/>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text:soft-page-break/>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text:soft-page-break/>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主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text:soft-page-break/>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text:soft-page-break/>“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主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text:soft-page-break/>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主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text:soft-page-break/>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text:soft-page-break/>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主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text:soft-page-break/>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主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text:soft-page-break/>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text:soft-page-break/>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text:soft-page-break/>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text:soft-page-break/></text:p>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text:soft-page-break/>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text:soft-page-break/></text:p>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text:soft-page-break/></text:p>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text:soft-page-break/>“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text:soft-page-break/>“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text:soft-page-break/></text:p>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主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text:soft-page-break/></text:p>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3">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洋基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text:soft-page-break/>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text:soft-page-break/></text:p>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text:soft-page-break/>“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3">综合而言，官僚资本主义的扩张旨在实现工业化并产生一个更加依赖帝国主义（主要是美国佬）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3">这场危机，实质上是资本主义在半封建半殖民地国家发展扩张的结果。它不是半封建主义毁灭的结果，而是它演变的结果，也不是将国家从帝国主义（主要是美国佬）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text:soft-page-break/></text:p>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text:soft-page-break/>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text:soft-page-break/>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3">为了完成这一趋势，让我们看看外债问题和索尔的实际价值，这清楚地表明了帝国主义的版图和超级大国之间的争端。请记住，1975年9月汇率为45索尔兑1美元，1976年6月跌至65，然后是1977年9<text:soft-page-break/>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洋基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3">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洋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text:soft-page-break/>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主义它，以建立一个新民主国家。</text:p>
      <text:p text:style-name="P3"><text:soft-page-break/></text:p>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3">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美国佬，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text:soft-page-break/>“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主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text:soft-page-break/>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text:soft-page-break/>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text:soft-page-break/>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主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text:soft-page-break/></text:p>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text:soft-page-break/>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text:soft-page-break/>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text:soft-page-break/>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text:soft-page-break/>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主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text:soft-page-break/>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text:soft-page-break/></text:p>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text:soft-page-break/>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text:soft-page-break/>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主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主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text:soft-page-break/>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text:soft-page-break/>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text:soft-page-break/>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text:soft-page-break/>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text:soft-page-break/>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3">然而，由于洋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text:soft-page-break/>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text:soft-page-break/></text:p>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text:soft-page-break/>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text:soft-page-break/>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text:soft-page-break/>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text:soft-page-break/></text:p>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text:soft-page-break/>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text:soft-page-break/>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主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text:soft-page-break/>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text:soft-page-break/>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text:soft-page-break/>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text:soft-page-break/>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text:soft-page-break/>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主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主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text:soft-page-break/>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soft-page-break/>——————————</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text:soft-page-break/></text:p>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text:soft-page-break/>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3">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美国佬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text:soft-page-break/>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text:soft-page-break/>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3">选举机会主义者加入了那些声称土地问题已经结束和解决的人的行列。他们一边用拙劣的“种田养牛计划”愚弄农民，一边鼓吹发展“集体所有制”，掩盖大地主的回归，推动官僚资本主义在农业上的控制。大银行和洋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3">总而言之，本届政府以发展大垄断，主要是洋基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text:soft-page-break/>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3"><text:soft-page-break/>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美国佬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text:soft-page-break/>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text:soft-page-break/>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text:soft-page-break/>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主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text:soft-page-break/></text:p>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text:soft-page-break/></text:p>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3">这是我们的现实，这是秘鲁社会赖以生存的基础，也是我们问题和人民不幸的物质根源。这就是统治阶级和他们的美国佬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text:soft-page-break/>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text:soft-page-break/>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text:soft-page-break/>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3">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美国佬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text:soft-page-break/>近五年的武装斗争取得了什么成果？1980年可以定主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text:soft-page-break/></text:p>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text:soft-page-break/>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text:soft-page-break/></text:p>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3">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text:soft-page-break/>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洋基政府正在重组中央情报局，中央情报局是干预和颠覆洋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3">至于我国实际情况的发展，同样的反应“专家”（“senderologists”）经常写道，政府和武装部队“应该谨慎对待光辉道路，因为物质条件比80年代好”。受制于帝国主义的半封建半殖民地社会，主要是洋基，官僚资本主义正在其上展开，它日益沉没，代表和捍卫的旧国家只能靠武力和惯性来维持。胡马拉的法西斯主义、种族灭绝和叛徒政府是帝国主义（主要是洋基）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text:soft-page-break/>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text:soft-page-break/>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3"><text:soft-page-break/>由于每次战争都是两个阵营的斗争，人民战争的发展必然导致反革命战争的爆发。秘鲁国家、大资产阶级和地主的专政在帝国主义，主要是美国佬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3">武装部队是如何进行反革命战争的？他们基本上是沿袭了他们的主人美国佬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text:soft-page-break/>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text:soft-page-break/>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text:soft-page-break/>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text:soft-page-break/>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text:soft-page-break/>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text:soft-page-break/></text:p>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text:soft-page-break/>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主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主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text:soft-page-break/>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3">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美国佬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text:soft-page-break/>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text:soft-page-break/>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text:soft-page-break/>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text:soft-page-break/></text:p>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soft-page-break/>——————————</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text:soft-page-break/>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主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text:soft-page-break/>–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text:soft-page-break/></text:p>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text:soft-page-break/>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text:soft-page-break/>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text:soft-page-break/>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text:soft-page-break/>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text:soft-page-break/></text:p>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text:soft-page-break/></text:p>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text:soft-page-break/></text:p>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3">话虽如此，不管赫鲁晓夫的叛徒、他们的傀儡和他们的美国佬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主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text:soft-page-break/>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text:soft-page-break/>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text:soft-page-break/>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text:soft-page-break/>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text:soft-page-break/>“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text:soft-page-break/></text:p>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text:soft-page-break/>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text:soft-page-break/>“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text:soft-page-break/>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text:soft-page-break/>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text:soft-page-break/>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text:soft-page-break/>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text:soft-page-break/>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text:soft-page-break/>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text:soft-page-break/>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text:soft-page-break/>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text:soft-page-break/>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text:soft-page-break/>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text:soft-page-break/>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text:soft-page-break/>“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text:soft-page-break/>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text:soft-page-break/>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text:soft-page-break/>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text:soft-page-break/>“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text:soft-page-break/>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text:soft-page-break/>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text:soft-page-break/>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text:soft-page-break/>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text:soft-page-break/>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text:soft-page-break/>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text:soft-page-break/></text:p>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text:soft-page-break/></text:p>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text:soft-page-break/></text:p>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text:soft-page-break/></text:p>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text:soft-page-break/>“[……]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text:soft-page-break/>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text:soft-page-break/>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text:soft-page-break/></text:p>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text:soft-page-break/></text:p>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text:soft-page-break/></text:p>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text:soft-page-break/></text:p>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text:soft-page-break/></text:p>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text:soft-page-break/></text:p>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text:soft-page-break/></text:p>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text:soft-page-break/></text:p>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text:soft-page-break/></text:p>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text:soft-page-break/>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text:soft-page-break/></text:p>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text:soft-page-break/></text:p>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text:soft-page-break/></text:p>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soft-page-break/>——————————</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text:soft-page-break/></text:p>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text:soft-page-break/></text:p>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1">178</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1T10:14:55.512871143</dc:date>
    <meta:editing-duration>PT22H55M25S</meta:editing-duration>
    <meta:editing-cycles>282</meta:editing-cycles>
    <meta:generator>LibreOffice/7.5.1.2$Linux_X86_64 LibreOffice_project/fcbaee479e84c6cd81291587d2ee68cba099e129</meta:generator>
    <meta:document-statistic meta:table-count="0" meta:image-count="0" meta:object-count="1" meta:page-count="229" meta:paragraph-count="2317" meta:word-count="275510" meta:character-count="286776" meta:non-whitespace-character-count="284890"/>
  </office:meta>
</office:document-meta>
</file>

<file path=Object 1/content.xml><?xml version="1.0" encoding="utf-8"?>
<math xmlns="http://www.w3.org/1998/Math/MathML" display="block">
  <semantics>
    <mfrac>
      <mn>8</mn>
      <mn>27</mn>
    </mfrac>
    <annotation encoding="StarMath 5.0">{8} over {27} </annotation>
  </semantics>
</math>
</file>